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ití Navigátoru<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y"/>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y"/>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y"/>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Text Import dialog"/>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epneme na tlačítko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renaming sheets"/>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